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6" calcext:value-type="float">
            <text:p>1706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7" calcext:value-type="float">
            <text:p>1707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8" calcext:value-type="float">
            <text:p>1708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9" calcext:value-type="float">
            <text:p>1709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10" calcext:value-type="float">
            <text:p>1710</text:p>
          </table:table-cell>
          <table:table-cell office:value-type="float" office:value="2391" calcext:value-type="float">
            <text:p>2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11" calcext:value-type="float">
            <text:p>1711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12" calcext:value-type="float">
            <text:p>1712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3" calcext:value-type="float">
            <text:p>1713</text:p>
          </table:table-cell>
          <table:table-cell office:value-type="float" office:value="2481" calcext:value-type="float">
            <text:p>2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4" calcext:value-type="float">
            <text:p>1714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5" calcext:value-type="float">
            <text:p>1715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16" calcext:value-type="float">
            <text:p>1716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7" calcext:value-type="float">
            <text:p>1717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8" calcext:value-type="float">
            <text:p>1718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19" calcext:value-type="float">
            <text:p>171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20" calcext:value-type="float">
            <text:p>172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21" calcext:value-type="float">
            <text:p>1721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22" calcext:value-type="float">
            <text:p>172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23" calcext:value-type="float">
            <text:p>1723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24" calcext:value-type="float">
            <text:p>1724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25" calcext:value-type="float">
            <text:p>1725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26" calcext:value-type="float">
            <text:p>1726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27" calcext:value-type="float">
            <text:p>1727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28" calcext:value-type="float">
            <text:p>1728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29" calcext:value-type="float">
            <text:p>1729</text:p>
          </table:table-cell>
          <table:table-cell office:value-type="float" office:value="1731" calcext:value-type="float">
            <text:p>1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30" calcext:value-type="float">
            <text:p>1730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31" calcext:value-type="float">
            <text:p>1731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32" calcext:value-type="float">
            <text:p>1732</text:p>
          </table:table-cell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33" calcext:value-type="float">
            <text:p>1733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34" calcext:value-type="float">
            <text:p>1734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35" calcext:value-type="float">
            <text:p>1735</text:p>
          </table:table-cell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36" calcext:value-type="float">
            <text:p>173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37" calcext:value-type="float">
            <text:p>1737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38" calcext:value-type="float">
            <text:p>1738</text:p>
          </table:table-cell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39" calcext:value-type="float">
            <text:p>1739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40" calcext:value-type="float">
            <text:p>1740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41" calcext:value-type="float">
            <text:p>1741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42" calcext:value-type="float">
            <text:p>1742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43" calcext:value-type="float">
            <text:p>1743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44" calcext:value-type="float">
            <text:p>1744</text:p>
          </table:table-cell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45" calcext:value-type="float">
            <text:p>1745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46" calcext:value-type="float">
            <text:p>1746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47" calcext:value-type="float">
            <text:p>1747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48" calcext:value-type="float">
            <text:p>1748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49" calcext:value-type="float">
            <text:p>1749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50" calcext:value-type="float">
            <text:p>1750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51" calcext:value-type="float">
            <text:p>1751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52" calcext:value-type="float">
            <text:p>1752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53" calcext:value-type="float">
            <text:p>1753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54" calcext:value-type="float">
            <text:p>1754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55" calcext:value-type="float">
            <text:p>1755</text:p>
          </table:table-cell>
          <table:table-cell office:value-type="float" office:value="1856" calcext:value-type="float">
            <text:p>1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56" calcext:value-type="float">
            <text:p>1756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57" calcext:value-type="float">
            <text:p>175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58" calcext:value-type="float">
            <text:p>1758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59" calcext:value-type="float">
            <text:p>1759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60" calcext:value-type="float">
            <text:p>1760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61" calcext:value-type="float">
            <text:p>1761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62" calcext:value-type="float">
            <text:p>176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63" calcext:value-type="float">
            <text:p>1763</text:p>
          </table:table-cell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64" calcext:value-type="float">
            <text:p>1764</text:p>
          </table:table-cell>
          <table:table-cell office:value-type="float" office:value="4768" calcext:value-type="float">
            <text:p>4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65" calcext:value-type="float">
            <text:p>1765</text:p>
          </table:table-cell>
          <table:table-cell office:value-type="float" office:value="1607" calcext:value-type="float">
            <text:p>1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66" calcext:value-type="float">
            <text:p>1766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67" calcext:value-type="float">
            <text:p>1767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68" calcext:value-type="float">
            <text:p>1768</text:p>
          </table:table-cell>
          <table:table-cell office:value-type="float" office:value="2078" calcext:value-type="float">
            <text:p>2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69" calcext:value-type="float">
            <text:p>1769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70" calcext:value-type="float">
            <text:p>1770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71" calcext:value-type="float">
            <text:p>1771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72" calcext:value-type="float">
            <text:p>1772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73" calcext:value-type="float">
            <text:p>1773</text:p>
          </table:table-cell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74" calcext:value-type="float">
            <text:p>1774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75" calcext:value-type="float">
            <text:p>1775</text:p>
          </table:table-cell>
          <table:table-cell office:value-type="float" office:value="2086" calcext:value-type="float">
            <text:p>2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6" calcext:value-type="float">
            <text:p>1776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77" calcext:value-type="float">
            <text:p>1777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78" calcext:value-type="float">
            <text:p>1778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79" calcext:value-type="float">
            <text:p>1779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80" calcext:value-type="float">
            <text:p>1780</text:p>
          </table:table-cell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81" calcext:value-type="float">
            <text:p>1781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82" calcext:value-type="float">
            <text:p>1782</text:p>
          </table:table-cell>
          <table:table-cell office:value-type="float" office:value="1693" calcext:value-type="float">
            <text:p>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83" calcext:value-type="float">
            <text:p>1783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84" calcext:value-type="float">
            <text:p>1784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85" calcext:value-type="float">
            <text:p>1785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86" calcext:value-type="float">
            <text:p>1786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87" calcext:value-type="float">
            <text:p>1787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88" calcext:value-type="float">
            <text:p>1788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89" calcext:value-type="float">
            <text:p>1789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90" calcext:value-type="float">
            <text:p>1790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91" calcext:value-type="float">
            <text:p>1791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92" calcext:value-type="float">
            <text:p>1792</text:p>
          </table:table-cell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3" calcext:value-type="float">
            <text:p>1793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94" calcext:value-type="float">
            <text:p>1794</text:p>
          </table:table-cell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95" calcext:value-type="float">
            <text:p>179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96" calcext:value-type="float">
            <text:p>1796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97" calcext:value-type="float">
            <text:p>1797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98" calcext:value-type="float">
            <text:p>1798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99" calcext:value-type="float">
            <text:p>1799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00" calcext:value-type="float">
            <text:p>1800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01" calcext:value-type="float">
            <text:p>1801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02" calcext:value-type="float">
            <text:p>1802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03" calcext:value-type="float">
            <text:p>1803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04" calcext:value-type="float">
            <text:p>1804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5" calcext:value-type="float">
            <text:p>1805</text:p>
          </table:table-cell>
          <table:table-cell office:value-type="float" office:value="2209" calcext:value-type="float">
            <text:p>2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06" calcext:value-type="float">
            <text:p>1806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07" calcext:value-type="float">
            <text:p>1807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8" calcext:value-type="float">
            <text:p>1808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09" calcext:value-type="float">
            <text:p>1809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10" calcext:value-type="float">
            <text:p>181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11" calcext:value-type="float">
            <text:p>1811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12" calcext:value-type="float">
            <text:p>1812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13" calcext:value-type="float">
            <text:p>1813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14" calcext:value-type="float">
            <text:p>1814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15" calcext:value-type="float">
            <text:p>181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16" calcext:value-type="float">
            <text:p>1816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17" calcext:value-type="float">
            <text:p>1817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18" calcext:value-type="float">
            <text:p>1818</text:p>
          </table:table-cell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19" calcext:value-type="float">
            <text:p>1819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20" calcext:value-type="float">
            <text:p>1820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21" calcext:value-type="float">
            <text:p>1821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22" calcext:value-type="float">
            <text:p>1822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23" calcext:value-type="float">
            <text:p>1823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24" calcext:value-type="float">
            <text:p>1824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25" calcext:value-type="float">
            <text:p>1825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26" calcext:value-type="float">
            <text:p>1826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27" calcext:value-type="float">
            <text:p>1827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28" calcext:value-type="float">
            <text:p>1828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29" calcext:value-type="float">
            <text:p>1829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30" calcext:value-type="float">
            <text:p>1830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31" calcext:value-type="float">
            <text:p>183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32" calcext:value-type="float">
            <text:p>1832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33" calcext:value-type="float">
            <text:p>1833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34" calcext:value-type="float">
            <text:p>1834</text:p>
          </table:table-cell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35" calcext:value-type="float">
            <text:p>1835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36" calcext:value-type="float">
            <text:p>1836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37" calcext:value-type="float">
            <text:p>1837</text:p>
          </table:table-cell>
          <table:table-cell office:value-type="float" office:value="1418" calcext:value-type="float">
            <text:p>1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38" calcext:value-type="float">
            <text:p>1838</text:p>
          </table:table-cell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39" calcext:value-type="float">
            <text:p>1839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40" calcext:value-type="float">
            <text:p>1840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41" calcext:value-type="float">
            <text:p>1841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42" calcext:value-type="float">
            <text:p>1842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2:45:57.415396916</meta:creation-date>
    <dc:date>2018-05-31T14:41:38.031752822</dc:date>
    <meta:editing-duration>PT7M36S</meta:editing-duration>
    <meta:editing-cycles>3</meta:editing-cycles>
    <meta:generator>LibreOffice/5.1.6.2$Linux_X86_64 LibreOffice_project/10m0$Build-2</meta:generator>
    <meta:document-statistic meta:table-count="1" meta:cell-count="548" meta:object-count="0"/>
  </office:meta>
</office:document-meta>
</file>